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9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6.521cm"/>
    </style:style>
    <style:style style:name="co5" style:family="table-column">
      <style:table-column-properties fo:break-before="auto" style:column-width="0.859cm"/>
    </style:style>
    <style:style style:name="co6" style:family="table-column">
      <style:table-column-properties fo:break-before="auto" style:column-width="0.697cm"/>
    </style:style>
    <style:style style:name="co7" style:family="table-column">
      <style:table-column-properties fo:break-before="auto" style:column-width="0.665cm"/>
    </style:style>
    <style:style style:name="co8" style:family="table-column">
      <style:table-column-properties fo:break-before="auto" style:column-width="1.526cm"/>
    </style:style>
    <style:style style:name="co9" style:family="table-column">
      <style:table-column-properties fo:break-before="auto" style:column-width="0.776cm"/>
    </style:style>
    <style:style style:name="co10" style:family="table-column">
      <style:table-column-properties fo:break-before="auto" style:column-width="0.806cm"/>
    </style:style>
    <style:style style:name="co11" style:family="table-column">
      <style:table-column-properties fo:break-before="auto" style:column-width="1.692cm"/>
    </style:style>
    <style:style style:name="co12" style:family="table-column">
      <style:table-column-properties fo:break-before="auto" style:column-width="1.194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191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0.801cm"/>
    </style:style>
    <style:style style:name="co17" style:family="table-column">
      <style:table-column-properties fo:break-before="auto" style:column-width="1.214cm"/>
    </style:style>
    <style:style style:name="ro1" style:family="table-row">
      <style:table-row-properties style:row-height="5.616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34">
      <style:table-cell-properties style:text-align-source="fix" style:repeat-content="false" style:rotation-angle="90"/>
      <style:paragraph-properties fo:text-align="center" fo:margin-left="0cm"/>
    </style:style>
    <style:style style:name="ce5" style:family="table-cell" style:parent-style-name="Default" style:data-style-name="N13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34"/>
    <style:style style:name="ce7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# Heizkreis 2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cmd</text:p>
          </table:table-cell>
          <table:table-cell table:style-name="ce1" office:value-type="string">
            <text:p>comment</text:p>
          </table:table-cell>
          <table:table-cell table:style-name="ce2" office:value-type="string">
            <text:p>msg type: 1=BROAD, 2=MM, 3=MS</text:p>
          </table:table-cell>
          <table:table-cell table:style-name="ce4" office:value-type="string">
            <text:p>ZZ</text:p>
          </table:table-cell>
          <table:table-cell table:style-name="ce1" office:value-type="string">
            <text:p>PBSB</text:p>
          </table:table-cell>
          <table:table-cell table:style-name="ce4" office:value-type="string">
            <text:p>NN</text:p>
          </table:table-cell>
          <table:table-cell table:style-name="ce2" office:value-type="string">
            <text:p>D1D2D3</text:p>
          </table:table-cell>
          <table:table-cell table:style-name="ce1" office:value-type="string">
            <text:p>data len</text:p>
          </table:table-cell>
          <table:table-cell table:style-name="ce1" office:value-type="string">
            <text:p>position</text:p>
          </table:table-cell>
          <table:table-cell table:style-name="ce1" office:value-type="string">
            <text:p>datatype</text:p>
          </table:table-cell>
          <table:table-cell table:style-name="ce1" office:value-type="string">
            <text:p>factor</text:p>
          </table:table-cell>
          <table:table-cell table:style-name="ce1" office:value-type="string">
            <text:p>unit</text:p>
          </table:table-cell>
          <table:table-cell table:style-name="ce1" office:value-type="string">
            <text:p>comment details</text:p>
          </table:table-cell>
          <table:table-cell table:style-name="ce1" office:value-type="string">
            <text:p>GA/KNX</text:p>
          </table:table-cell>
          <table:table-cell table:style-name="ce1" office:value-type="string">
            <text:p>DPT/KNX</text:p>
          </table:table-cell>
          <table:table-cell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language</text:p>
          </table:table-cell>
          <table:table-cell office:value-type="string">
            <text:p>Sprachvariante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15">
            <text:p>15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7" office:value-type="string">
            <text:p>0E26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cd</text:p>
          </table:table-cell>
          <table:table-cell office:value-type="float" office:value="1">
            <text:p>1</text:p>
          </table:table-cell>
          <table:table-cell table:style-name="ce3" office:value-type="string">
            <text:p>-</text:p>
          </table:table-cell>
          <table:table-cell table:number-columns-repeated="4"/>
        </table:table-row>
        <table:table-row table:style-name="ro2">
          <table:table-cell office:value-type="string">
            <text:p>#set</text:p>
          </table:table-cell>
          <table:table-cell office:value-type="string">
            <text:p>ci</text:p>
          </table:table-cell>
          <table:table-cell office:value-type="string">
            <text:p>holiday_period</text:p>
          </table:table-cell>
          <table:table-cell office:value-type="string">
            <text:p>Ferienzeitraum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15">
            <text:p>15</text:p>
          </table:table-cell>
          <table:table-cell office:value-type="string">
            <text:p>B509</text:p>
          </table:table-cell>
          <table:table-cell table:style-name="ce5" office:value-type="string">
            <text:p>0F</text:p>
          </table:table-cell>
          <table:table-cell table:style-name="ce7" office:value-type="string">
            <text:p>0E4300</text:p>
          </table:table-cell>
          <table:table-cell table:number-columns-repeated="4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4"/>
        </table:table-row>
        <table:table-row table:style-name="ro2">
          <table:table-cell office:value-type="string">
            <text:p>#set</text:p>
          </table:table-cell>
          <table:table-cell office:value-type="string">
            <text:p>ci</text:p>
          </table:table-cell>
          <table:table-cell office:value-type="string">
            <text:p>holiday_cir2_temp</text:p>
          </table:table-cell>
          <table:table-cell office:value-type="string">
            <text:p>Heizkreis-Solltemperatur Ferien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15">
            <text:p>15</text:p>
          </table:table-cell>
          <table:table-cell office:value-type="string">
            <text:p>B509</text:p>
          </table:table-cell>
          <table:table-cell table:style-name="ce5" office:value-type="float" office:value="5">
            <text:p>05</text:p>
          </table:table-cell>
          <table:table-cell table:style-name="ce7" office:value-type="string">
            <text:p>0E2200</text:p>
          </table:table-cell>
          <table:table-cell table:number-columns-repeated="4" office:value-type="string">
            <text:p>-</text:p>
          </table:table-cell>
          <table:table-cell office:value-type="string">
            <text:p>°C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password_pin1</text:p>
          </table:table-cell>
          <table:table-cell office:value-type="string">
            <text:p>Passwort Konfiguration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15">
            <text:p>15</text:p>
          </table:table-cell>
          <table:table-cell office:value-type="string">
            <text:p>B509</text:p>
          </table:table-cell>
          <table:table-cell table:style-name="ce5" office:value-type="float" office:value="7">
            <text:p>07</text:p>
          </table:table-cell>
          <table:table-cell table:style-name="ce3" office:value-type="string">
            <text:p>0E2C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cd</text:p>
          </table:table-cell>
          <table:table-cell office:value-type="float" office:value="1">
            <text:p>1</text:p>
          </table:table-cell>
          <table:table-cell table:style-name="ce3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hw_wait_time</text:p>
          </table:table-cell>
          <table:table-cell office:value-type="string">
            <text:p>WW-Zeit max. bei Heizanforderung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15">
            <text:p>15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3" office:value-type="string">
            <text:p>0E4C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</text:p>
          </table:table-cell>
          <table:table-cell table:style-name="ce3" office:value-type="string">
            <text:p>-</text:p>
          </table:table-cell>
          <table:table-cell office:value-type="string">
            <text:p>5-40 Minuten</text:p>
          </table:table-cell>
          <table:table-cell table:number-columns-repeated="3"/>
        </table:table-row>
        <table:table-row table:style-name="ro2">
          <table:table-cell office:value-type="string">
            <text:p>#set</text:p>
          </table:table-cell>
          <table:table-cell office:value-type="string">
            <text:p>ci</text:p>
          </table:table-cell>
          <table:table-cell office:value-type="string">
            <text:p>temp_camber</text:p>
          </table:table-cell>
          <table:table-cell office:value-type="string">
            <text:p>Temperaturüberhöhung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15">
            <text:p>15</text:p>
          </table:table-cell>
          <table:table-cell office:value-type="string">
            <text:p>B509</text:p>
          </table:table-cell>
          <table:table-cell table:style-name="ce5" office:value-type="float" office:value="5">
            <text:p>05</text:p>
          </table:table-cell>
          <table:table-cell table:style-name="ce3" office:value-type="string">
            <text:p>0E2F00</text:p>
          </table:table-cell>
          <table:table-cell table:number-columns-repeated="4" office:value-type="string">
            <text:p>-</text:p>
          </table:table-cell>
          <table:table-cell office:value-type="string">
            <text:p>°C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pre_off_time</text:p>
          </table:table-cell>
          <table:table-cell office:value-type="string">
            <text:p>Vorabschaltzeit (Minuten)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15">
            <text:p>15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3" office:value-type="string">
            <text:p>0E2D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cd</text:p>
          </table:table-cell>
          <table:table-cell office:value-type="float" office:value="1">
            <text:p>1</text:p>
          </table:table-cell>
          <table:table-cell table:style-name="ce3" office:value-type="string">
            <text:p>-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freeze_wait</text:p>
          </table:table-cell>
          <table:table-cell office:value-type="string">
            <text:p>Frostschutz-Verzögerung (Stunden)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15">
            <text:p>15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3" office:value-type="string">
            <text:p>0E2E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cd</text:p>
          </table:table-cell>
          <table:table-cell office:value-type="float" office:value="1">
            <text:p>1</text:p>
          </table:table-cell>
          <table:table-cell table:style-name="ce3" office:value-type="string">
            <text:p>-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temp_error</text:p>
          </table:table-cell>
          <table:table-cell office:value-type="string">
            <text:p>Temperaturfehlererkennung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15">
            <text:p>15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7" office:value-type="string">
            <text:p>0E33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cd</text:p>
          </table:table-cell>
          <table:table-cell office:value-type="float" office:value="1">
            <text:p>1</text:p>
          </table:table-cell>
          <table:table-cell table:style-name="ce3" office:value-type="string">
            <text:p>-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boiler</text:p>
          </table:table-cell>
          <table:table-cell office:value-type="string">
            <text:p>Pufferspeicher vorhanden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15">
            <text:p>15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3" office:value-type="string">
            <text:p>0E5C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cd</text:p>
          </table:table-cell>
          <table:table-cell office:value-type="float" office:value="1">
            <text:p>1</text:p>
          </table:table-cell>
          <table:table-cell table:style-name="ce3" office:value-type="string">
            <text:p>-</text:p>
          </table:table-cell>
          <table:table-cell office:value-type="string">
            <text:p>0=Nein 1=Ja</text:p>
          </table:table-cell>
          <table:table-cell table:number-columns-repeated="3"/>
        </table:table-row>
        <table:table-row table:style-name="ro2">
          <table:table-cell office:value-type="string">
            <text:p>#set</text:p>
          </table:table-cell>
          <table:table-cell office:value-type="string">
            <text:p>ci</text:p>
          </table:table-cell>
          <table:table-cell office:value-type="string">
            <text:p>yield_transfer</text:p>
          </table:table-cell>
          <table:table-cell office:value-type="string">
            <text:p>MitternachtÜbertragswert Energieertrag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15">
            <text:p>15</text:p>
          </table:table-cell>
          <table:table-cell office:value-type="string">
            <text:p>B509</text:p>
          </table:table-cell>
          <table:table-cell table:style-name="ce5" office:value-type="float" office:value="7">
            <text:p>07</text:p>
          </table:table-cell>
          <table:table-cell table:style-name="ce7" office:value-type="string">
            <text:p>0E8600</text:p>
          </table:table-cell>
          <table:table-cell table:number-columns-repeated="4" office:value-type="string">
            <text:p>-</text:p>
          </table:table-cell>
          <table:table-cell office:value-type="string">
            <text:p>kWh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ci</text:p>
          </table:table-cell>
          <table:table-cell office:value-type="string">
            <text:p>hw_heat_time</text:p>
          </table:table-cell>
          <table:table-cell office:value-type="string">
            <text:p>Heizzeit max. bei WW-Anforderung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15">
            <text:p>15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3" office:value-type="string">
            <text:p>0E4D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</text:p>
          </table:table-cell>
          <table:table-cell office:value-type="string">
            <text:p>min</text:p>
          </table:table-cell>
          <table:table-cell office:value-type="string">
            <text:p>5-40 Minuten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curve</text:p>
          </table:table-cell>
          <table:table-cell office:value-type="string">
            <text:p>Heizkurve Ã¤ndern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50">
            <text:p>50</text:p>
          </table:table-cell>
          <table:table-cell office:value-type="string">
            <text:p>B509</text:p>
          </table:table-cell>
          <table:table-cell table:style-name="ce5" office:value-type="float" office:value="5">
            <text:p>05</text:p>
          </table:table-cell>
          <table:table-cell table:style-name="ce7" office:value-type="string">
            <text:p>0E3500</text:p>
          </table:table-cell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office:value-type="string">
            <text:p>d2b</text:p>
          </table:table-cell>
          <table:table-cell office:value-type="float" office:value="1">
            <text:p>1</text:p>
          </table:table-cell>
          <table:table-cell office:value-type="string">
            <text:p>min</text:p>
          </table:table-cell>
          <table:table-cell table:number-columns-repeated="4"/>
        </table:table-row>
        <table:table-row table:style-name="ro2">
          <table:table-cell office:value-type="string">
            <text:p>#AMU Zusatzheizung</text:p>
          </table:table-cell>
          <table:table-cell table:number-columns-repeated="3"/>
          <table:table-cell table:style-name="ce3"/>
          <table:table-cell table:style-name="ce5"/>
          <table:table-cell/>
          <table:table-cell table:style-name="ce5"/>
          <table:table-cell table:style-name="ce3"/>
          <table:table-cell table:number-columns-repeated="9"/>
        </table:table-row>
        <table:table-row table:style-name="ro2">
          <table:table-cell office:value-type="string">
            <text:p>#set</text:p>
          </table:table-cell>
          <table:table-cell office:value-type="string">
            <text:p>amu</text:p>
          </table:table-cell>
          <table:table-cell office:value-type="string">
            <text:p>zh</text:p>
          </table:table-cell>
          <table:table-cell office:value-type="string">
            <text:p>FIXME !!!</text:p>
          </table:table-cell>
          <table:table-cell table:number-columns-repeated="5" table:style-name="ce3" office:value-type="string">
            <text:p>-</text:p>
          </table:table-cell>
          <table:table-cell table:number-columns-repeated="2"/>
          <table:table-cell table:style-name="ce3" office:value-type="string">
            <text:p>-</text:p>
          </table:table-cell>
          <table:table-cell/>
          <table:table-cell table:style-name="ce3" office:value-type="string">
            <text:p>-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zh_bivalent</text:p>
          </table:table-cell>
          <table:table-cell office:value-type="string">
            <text:p>Zusatzheizung - Bivalenzpunkt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5">
            <text:p>05</text:p>
          </table:table-cell>
          <table:table-cell table:style-name="ce7" office:value-type="string">
            <text:p>0E6500</text:p>
          </table:table-cell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office:value-type="float" office:value="1">
            <text:p>1</text:p>
          </table:table-cell>
          <table:table-cell office:value-type="string">
            <text:p>°C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zh_hysterese</text:p>
          </table:table-cell>
          <table:table-cell office:value-type="string">
            <text:p>Zusatzheizung/ Hysterese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5">
            <text:p>05</text:p>
          </table:table-cell>
          <table:table-cell table:style-name="ce3" office:value-type="string">
            <text:p>0E7E00</text:p>
          </table:table-cell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office:value-type="float" office:value="1">
            <text:p>1</text:p>
          </table:table-cell>
          <table:table-cell office:value-type="string">
            <text:p>K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zh_hys_delay</text:p>
          </table:table-cell>
          <table:table-cell office:value-type="string">
            <text:p>Zusatzheizung/ Verzögerung Hysterese 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3" office:value-type="string">
            <text:p>0EE0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</text:p>
          </table:table-cell>
          <table:table-cell office:value-type="string">
            <text:p>min</text:p>
          </table:table-cell>
          <table:table-cell table:number-columns-repeated="4"/>
        </table:table-row>
        <table:table-row table:style-name="ro2">
          <table:table-cell office:value-type="string">
            <text:p>#set</text:p>
          </table:table-cell>
          <table:table-cell office:value-type="string">
            <text:p>amu</text:p>
          </table:table-cell>
          <table:table-cell office:value-type="string">
            <text:p>zh_EI</text:p>
          </table:table-cell>
          <table:table-cell office:value-type="string">
            <text:p>Zusatzheizung/ EnergieIntegral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5">
            <text:p>05</text:p>
          </table:table-cell>
          <table:table-cell table:style-name="ce3" office:value-type="string">
            <text:p>0E7F00</text:p>
          </table:table-cell>
          <table:table-cell table:number-columns-repeated="4" office:value-type="string">
            <text:p>-</text:p>
          </table:table-cell>
          <table:table-cell office:value-type="string">
            <text:p>min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zh_heating</text:p>
          </table:table-cell>
          <table:table-cell office:value-type="string">
            <text:p>Zusatzheizung/ Heizung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7" office:value-type="string">
            <text:p>0E63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cd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0=aus 1=mit 2=nur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zh_water</text:p>
          </table:table-cell>
          <table:table-cell office:value-type="string">
            <text:p>Zusatzheizung/ WarmWasser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7" office:value-type="string">
            <text:p>0E64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cd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0=aus 1=mit 2=nur</text:p>
          </table:table-cell>
          <table:table-cell table:number-columns-repeated="3"/>
        </table:table-row>
        <table:table-row table:style-name="ro2">
          <table:table-cell office:value-type="string">
            <text:p>#AMU Kompressor</text:p>
          </table:table-cell>
          <table:table-cell table:number-columns-repeated="3"/>
          <table:table-cell table:style-name="ce3"/>
          <table:table-cell table:style-name="ce5"/>
          <table:table-cell/>
          <table:table-cell table:style-name="ce5"/>
          <table:table-cell table:style-name="ce3"/>
          <table:table-cell table:number-columns-repeated="9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comp_hysteres</text:p>
          </table:table-cell>
          <table:table-cell office:value-type="string">
            <text:p>Kompressor/ Hysterese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5">
            <text:p>05</text:p>
          </table:table-cell>
          <table:table-cell table:style-name="ce3" office:value-type="string">
            <text:p>0E7D00</text:p>
          </table:table-cell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office:value-type="float" office:value="1">
            <text:p>1</text:p>
          </table:table-cell>
          <table:table-cell office:value-type="string">
            <text:p>°C</text:p>
          </table:table-cell>
          <table:table-cell table:number-columns-repeated="4"/>
        </table:table-row>
        <table:table-row table:style-name="ro2">
          <table:table-cell office:value-type="string">
            <text:p>#set</text:p>
          </table:table-cell>
          <table:table-cell office:value-type="string">
            <text:p>amu</text:p>
          </table:table-cell>
          <table:table-cell office:value-type="string">
            <text:p>comp_energy_int</text:p>
          </table:table-cell>
          <table:table-cell office:value-type="string">
            <text:p>Kompressor <text:s/>- EnergieIntegral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5">
            <text:p>05</text:p>
          </table:table-cell>
          <table:table-cell table:style-name="ce3" office:value-type="string">
            <text:p>0E7C00</text:p>
          </table:table-cell>
          <table:table-cell table:number-columns-repeated="5" office:value-type="string">
            <text:p>-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comp_start_hour</text:p>
          </table:table-cell>
          <table:table-cell office:value-type="string">
            <text:p>Kompressor/ Starts pro Stunde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7" office:value-type="string">
            <text:p>0E74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cd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comp_max_in</text:p>
          </table:table-cell>
          <table:table-cell office:value-type="string">
            <text:p>Kompressor <text:s/>- max. Rücklauftemperatur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5">
            <text:p>05</text:p>
          </table:table-cell>
          <table:table-cell table:style-name="ce7" office:value-type="string">
            <text:p>0E7300</text:p>
          </table:table-cell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office:value-type="float" office:value="1">
            <text:p>1</text:p>
          </table:table-cell>
          <table:table-cell office:value-type="string">
            <text:p>°C</text:p>
          </table:table-cell>
          <table:table-cell table:number-columns-repeated="4"/>
        </table:table-row>
        <table:table-row table:style-name="ro2">
          <table:table-cell office:value-type="string">
            <text:p>#AMU Quelle</text:p>
          </table:table-cell>
          <table:table-cell table:number-columns-repeated="3"/>
          <table:table-cell table:style-name="ce3"/>
          <table:table-cell table:style-name="ce5"/>
          <table:table-cell/>
          <table:table-cell table:style-name="ce5"/>
          <table:table-cell table:style-name="ce3"/>
          <table:table-cell table:number-columns-repeated="9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brine_spreiz</text:p>
          </table:table-cell>
          <table:table-cell office:value-type="string">
            <text:p>Quelle/ zul. Spreizung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5">
            <text:p>05</text:p>
          </table:table-cell>
          <table:table-cell table:style-name="ce3" office:value-type="string">
            <text:p>0E6E00</text:p>
          </table:table-cell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office:value-type="float" office:value="1">
            <text:p>1</text:p>
          </table:table-cell>
          <table:table-cell office:value-type="string">
            <text:p>°C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brine_frost</text:p>
          </table:table-cell>
          <table:table-cell office:value-type="string">
            <text:p>Quelle/ Einfrierschutz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3" office:value-type="string">
            <text:p>0E7A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</text:p>
          </table:table-cell>
          <table:table-cell office:value-type="string">
            <text:p>°C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brine_pump_pre_time</text:p>
          </table:table-cell>
          <table:table-cell office:value-type="string">
            <text:p>Quelle/ Vorlaufzeit Quellenpumpe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7">
            <text:p>07</text:p>
          </table:table-cell>
          <table:table-cell table:style-name="ce7" office:value-type="string">
            <text:p>0E7600</text:p>
          </table:table-cell>
          <table:table-cell table:number-columns-repeated="4" office:value-type="string">
            <text:p>-</text:p>
          </table:table-cell>
          <table:table-cell office:value-type="string">
            <text:p>min</text:p>
          </table:table-cell>
          <table:table-cell table:number-columns-repeated="4"/>
        </table:table-row>
        <table:table-row table:style-name="ro2">
          <table:table-cell office:value-type="string">
            <text:p>#AMU Pumpe</text:p>
          </table:table-cell>
          <table:table-cell table:number-columns-repeated="3"/>
          <table:table-cell table:style-name="ce3" office:value-type="float" office:value="3">
            <text:p>3</text:p>
          </table:table-cell>
          <table:table-cell table:style-name="ce5"/>
          <table:table-cell/>
          <table:table-cell table:style-name="ce5"/>
          <table:table-cell table:style-name="ce3"/>
          <table:table-cell table:number-columns-repeated="9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offset_pump_min</text:p>
          </table:table-cell>
          <table:table-cell office:value-type="string">
            <text:p>Ausschaltzeit interne Heizkreispumpe (Minuten)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7" office:value-type="string">
            <text:p>0E99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cd</text:p>
          </table:table-cell>
          <table:table-cell office:value-type="float" office:value="1">
            <text:p>1</text:p>
          </table:table-cell>
          <table:table-cell office:value-type="string">
            <text:p>min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preset_pump_sek</text:p>
          </table:table-cell>
          <table:table-cell office:value-type="string">
            <text:p>Interne Heizkreispumpe Vorlaufzeit (Sekunden)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3" office:value-type="string">
            <text:p>0EC801</text:p>
          </table:table-cell>
          <table:table-cell table:number-columns-repeated="2" office:value-type="string">
            <text:p>-</text:p>
          </table:table-cell>
          <table:table-cell office:value-type="string">
            <text:p><text:s/>-</text:p>
          </table:table-cell>
          <table:table-cell office:value-type="string">
            <text:p>-</text:p>
          </table:table-cell>
          <table:table-cell office:value-type="string">
            <text:p>sec</text:p>
          </table:table-cell>
          <table:table-cell table:number-columns-repeated="4"/>
        </table:table-row>
        <table:table-row table:style-name="ro2">
          <table:table-cell office:value-type="string">
            <text:p>#AMU Cooling</text:p>
          </table:table-cell>
          <table:table-cell table:number-columns-repeated="3"/>
          <table:table-cell table:style-name="ce3"/>
          <table:table-cell table:style-name="ce5"/>
          <table:table-cell/>
          <table:table-cell table:style-name="ce5"/>
          <table:table-cell table:style-name="ce3"/>
          <table:table-cell table:number-columns-repeated="9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cooling_preset</text:p>
          </table:table-cell>
          <table:table-cell office:value-type="string">
            <text:p>Kühlungsvorlaufsollwert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7" office:value-type="string">
            <text:p>0E74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</text:p>
          </table:table-cell>
          <table:table-cell office:value-type="string">
            <text:p>°C</text:p>
          </table:table-cell>
          <table:table-cell table:number-columns-repeated="4"/>
        </table:table-row>
        <table:table-row table:style-name="ro2">
          <table:table-cell office:value-type="string">
            <text:p>#AMU Service</text:p>
          </table:table-cell>
          <table:table-cell table:number-columns-repeated="3"/>
          <table:table-cell table:style-name="ce3"/>
          <table:table-cell table:style-name="ce5"/>
          <table:table-cell/>
          <table:table-cell table:style-name="ce5"/>
          <table:table-cell table:style-name="ce3"/>
          <table:table-cell table:number-columns-repeated="9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service_time</text:p>
          </table:table-cell>
          <table:table-cell office:value-type="string">
            <text:p>Servicezeit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7" office:value-type="string">
            <text:p>0E66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cd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0=Nein 1=Ja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venting</text:p>
          </table:table-cell>
          <table:table-cell office:value-type="string">
            <text:p>Entlüftung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7" office:value-type="string">
            <text:p>0E13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cd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0=Nein 1=Ja</text:p>
          </table:table-cell>
          <table:table-cell table:number-columns-repeated="3"/>
        </table:table-row>
        <table:table-row table:style-name="ro2">
          <table:table-cell office:value-type="string">
            <text:p>#set</text:p>
          </table:table-cell>
          <table:table-cell office:value-type="string">
            <text:p>amu</text:p>
          </table:table-cell>
          <table:table-cell office:value-type="string">
            <text:p>code_1</text:p>
          </table:table-cell>
          <table:table-cell office:value-type="string">
            <text:p>Code 1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-</text:p>
          </table:table-cell>
          <table:table-cell table:style-name="ce7" office:value-type="string">
            <text:p>0E9700</text:p>
          </table:table-cell>
          <table:table-cell table:number-columns-repeated="5" office:value-type="string">
            <text:p>-</text:p>
          </table:table-cell>
          <table:table-cell office:value-type="string">
            <text:p>Code: 03F8 = 0xF8 0x03</text:p>
          </table:table-cell>
          <table:table-cell table:number-columns-repeated="3"/>
        </table:table-row>
        <table:table-row table:style-name="ro2">
          <table:table-cell office:value-type="string">
            <text:p>#set</text:p>
          </table:table-cell>
          <table:table-cell office:value-type="string">
            <text:p>amu</text:p>
          </table:table-cell>
          <table:table-cell office:value-type="string">
            <text:p>code_2</text:p>
          </table:table-cell>
          <table:table-cell office:value-type="string">
            <text:p>Code 2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string">
            <text:p>-</text:p>
          </table:table-cell>
          <table:table-cell table:style-name="ce7" office:value-type="string">
            <text:p>0E9800</text:p>
          </table:table-cell>
          <table:table-cell table:number-columns-repeated="5" office:value-type="string">
            <text:p>-</text:p>
          </table:table-cell>
          <table:table-cell office:value-type="string">
            <text:p>Code: 03F8 = 0xF8 0x03</text:p>
          </table:table-cell>
          <table:table-cell table:number-columns-repeated="3"/>
        </table:table-row>
        <table:table-row table:style-name="ro2">
          <table:table-cell office:value-type="string">
            <text:p>#set</text:p>
          </table:table-cell>
          <table:table-cell office:value-type="string">
            <text:p>amu</text:p>
          </table:table-cell>
          <table:table-cell office:value-type="string">
            <text:p>save_codes</text:p>
          </table:table-cell>
          <table:table-cell office:value-type="string">
            <text:p>Codes übernehmen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7" office:value-type="string">
            <text:p>0E24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cd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0=Nein 1=Ja</text:p>
          </table:table-cell>
          <table:table-cell table:number-columns-repeated="3"/>
        </table:table-row>
        <table:table-row table:style-name="ro2">
          <table:table-cell office:value-type="string">
            <text:p>#</text:p>
          </table:table-cell>
          <table:table-cell table:number-columns-repeated="3"/>
          <table:table-cell table:style-name="ce3"/>
          <table:table-cell table:style-name="ce5"/>
          <table:table-cell/>
          <table:table-cell table:style-name="ce5"/>
          <table:table-cell table:style-name="ce3"/>
          <table:table-cell table:number-columns-repeated="9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high_eff_pump_perc_heating</text:p>
          </table:table-cell>
          <table:table-cell office:value-type="string">
            <text:p>Pumpensollwert in% beim Heizen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3" office:value-type="string">
            <text:p>0EAE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</text:p>
          </table:table-cell>
          <table:table-cell office:value-type="string">
            <text:p>%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amu</text:p>
          </table:table-cell>
          <table:table-cell office:value-type="string">
            <text:p>bivalentmode</text:p>
          </table:table-cell>
          <table:table-cell office:value-type="string">
            <text:p>Bivalenzmodus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3" office:value-type="string">
            <text:p>0EE3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cd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2">
          <table:table-cell office:value-type="string">
            <text:p>#Kalibrierung</text:p>
          </table:table-cell>
          <table:table-cell table:number-columns-repeated="3"/>
          <table:table-cell table:style-name="ce3"/>
          <table:table-cell table:style-name="ce5"/>
          <table:table-cell/>
          <table:table-cell table:style-name="ce5"/>
          <table:table-cell table:style-name="ce3"/>
          <table:table-cell table:number-columns-repeated="9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outdoor</text:p>
          </table:table-cell>
          <table:table-cell office:value-type="string">
            <text:p>Kalibrierung/ Aussentemperatur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5">
            <text:p>05</text:p>
          </table:table-cell>
          <table:table-cell table:style-name="ce3" office:value-type="string">
            <text:p>0EC300</text:p>
          </table:table-cell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office:value-type="float" office:value="1">
            <text:p>1</text:p>
          </table:table-cell>
          <table:table-cell office:value-type="string">
            <text:p>°C</text:p>
          </table:table-cell>
          <table:table-cell office:value-type="string">
            <text:p>1/16 Auflösung = 0,1875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brine_in</text:p>
          </table:table-cell>
          <table:table-cell office:value-type="string">
            <text:p>Kalibrierung - Quelle Eintritt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5">
            <text:p>05</text:p>
          </table:table-cell>
          <table:table-cell table:style-name="ce3" office:value-type="string">
            <text:p>0ECD00</text:p>
          </table:table-cell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office:value-type="float" office:value="1">
            <text:p>1</text:p>
          </table:table-cell>
          <table:table-cell office:value-type="string">
            <text:p>°C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brine_out</text:p>
          </table:table-cell>
          <table:table-cell office:value-type="string">
            <text:p>Kalibrierung - Quelle Austritt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5">
            <text:p>05</text:p>
          </table:table-cell>
          <table:table-cell table:style-name="ce3" office:value-type="string">
            <text:p>0EC900</text:p>
          </table:table-cell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office:value-type="float" office:value="1">
            <text:p>1</text:p>
          </table:table-cell>
          <table:table-cell office:value-type="string">
            <text:p>°C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boiler</text:p>
          </table:table-cell>
          <table:table-cell office:value-type="string">
            <text:p>Kalibrierung/ WW-Speicher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5">
            <text:p>05</text:p>
          </table:table-cell>
          <table:table-cell table:style-name="ce3" office:value-type="string">
            <text:p>0EC400</text:p>
          </table:table-cell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office:value-type="float" office:value="1">
            <text:p>1</text:p>
          </table:table-cell>
          <table:table-cell office:value-type="string">
            <text:p>°C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heat_flow</text:p>
          </table:table-cell>
          <table:table-cell office:value-type="string">
            <text:p>Kalibrierung/ Vorlauf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5">
            <text:p>05</text:p>
          </table:table-cell>
          <table:table-cell table:style-name="ce3" office:value-type="string">
            <text:p>0ECA00</text:p>
          </table:table-cell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office:value-type="float" office:value="1">
            <text:p>1</text:p>
          </table:table-cell>
          <table:table-cell office:value-type="string">
            <text:p>°C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heat_return</text:p>
          </table:table-cell>
          <table:table-cell office:value-type="string">
            <text:p>Kalibrierung/ Rücklauf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5">
            <text:p>05</text:p>
          </table:table-cell>
          <table:table-cell table:style-name="ce3" office:value-type="string">
            <text:p>0ECB00</text:p>
          </table:table-cell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office:value-type="float" office:value="1">
            <text:p>1</text:p>
          </table:table-cell>
          <table:table-cell office:value-type="string">
            <text:p>°C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VF2</text:p>
          </table:table-cell>
          <table:table-cell office:value-type="string">
            <text:p>Kalibrierung - Vorlauf VF2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5">
            <text:p>05</text:p>
          </table:table-cell>
          <table:table-cell table:style-name="ce3" office:value-type="string">
            <text:p>0EC500</text:p>
          </table:table-cell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office:value-type="float" office:value="1">
            <text:p>1</text:p>
          </table:table-cell>
          <table:table-cell office:value-type="string">
            <text:p>°C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comp_in</text:p>
          </table:table-cell>
          <table:table-cell office:value-type="string">
            <text:p>Kalibrierung - Kompressor Eintritt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5">
            <text:p>05</text:p>
          </table:table-cell>
          <table:table-cell table:style-name="ce3" office:value-type="string">
            <text:p>0EC600</text:p>
          </table:table-cell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office:value-type="float" office:value="1">
            <text:p>1</text:p>
          </table:table-cell>
          <table:table-cell office:value-type="string">
            <text:p>°C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comp_out</text:p>
          </table:table-cell>
          <table:table-cell office:value-type="string">
            <text:p>Kalibrierung - Kompressor Austritt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5">
            <text:p>05</text:p>
          </table:table-cell>
          <table:table-cell table:style-name="ce3" office:value-type="string">
            <text:p>0EC700</text:p>
          </table:table-cell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office:value-type="float" office:value="1">
            <text:p>1</text:p>
          </table:table-cell>
          <table:table-cell office:value-type="string">
            <text:p>°C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buffer_in</text:p>
          </table:table-cell>
          <table:table-cell office:value-type="string">
            <text:p>Kalibrierung/ Puffer RL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5">
            <text:p>05</text:p>
          </table:table-cell>
          <table:table-cell table:style-name="ce7" office:value-type="string">
            <text:p>0E3400</text:p>
          </table:table-cell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office:value-type="float" office:value="1">
            <text:p>1</text:p>
          </table:table-cell>
          <table:table-cell office:value-type="string">
            <text:p>°C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cal</text:p>
          </table:table-cell>
          <table:table-cell office:value-type="string">
            <text:p>buffer_out</text:p>
          </table:table-cell>
          <table:table-cell office:value-type="string">
            <text:p>Kalibrierung/ Puffer VL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8">
            <text:p>08</text:p>
          </table:table-cell>
          <table:table-cell office:value-type="string">
            <text:p>B509</text:p>
          </table:table-cell>
          <table:table-cell table:style-name="ce5" office:value-type="float" office:value="5">
            <text:p>05</text:p>
          </table:table-cell>
          <table:table-cell table:style-name="ce7" office:value-type="string">
            <text:p>0E3301</text:p>
          </table:table-cell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office:value-type="float" office:value="1">
            <text:p>1</text:p>
          </table:table-cell>
          <table:table-cell office:value-type="string">
            <text:p>°C</text:p>
          </table:table-cell>
          <table:table-cell table:number-columns-repeated="4"/>
        </table:table-row>
        <table:table-row table:style-name="ro2">
          <table:table-cell office:value-type="string">
            <text:p>#Heizkreis 2</text:p>
          </table:table-cell>
          <table:table-cell table:number-columns-repeated="3"/>
          <table:table-cell table:style-name="ce3"/>
          <table:table-cell table:style-name="ce5"/>
          <table:table-cell/>
          <table:table-cell table:style-name="ce5"/>
          <table:table-cell table:style-name="ce3"/>
          <table:table-cell table:number-columns-repeated="9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mode</text:p>
          </table:table-cell>
          <table:table-cell office:value-type="string">
            <text:p>Heizkreis - Betriebsart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50">
            <text:p>50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3" office:value-type="string">
            <text:p>0E2B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c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01=Ein 02=Aus 03=Auto 04=Eco 05=Absenken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type</text:p>
          </table:table-cell>
          <table:table-cell office:value-type="string">
            <text:p>Heizkreis - Kreis Typ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50">
            <text:p>50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3" office:value-type="string">
            <text:p>0E3C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cd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rt_day</text:p>
          </table:table-cell>
          <table:table-cell office:value-type="string">
            <text:p>Heizkreis/ Raumsolltemperatur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50">
            <text:p>50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7" office:value-type="string">
            <text:p>0E32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string">
            <text:p>0.5</text:p>
          </table:table-cell>
          <table:table-cell office:value-type="string">
            <text:p>°C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rt_night</text:p>
          </table:table-cell>
          <table:table-cell office:value-type="string">
            <text:p>Heizkreis/ Absenktemperatur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50">
            <text:p>50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7" office:value-type="string">
            <text:p>0E33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string">
            <text:p>0.5</text:p>
          </table:table-cell>
          <table:table-cell office:value-type="string">
            <text:p>°C</text:p>
          </table:table-cell>
          <table:table-cell table:number-columns-repeated="4"/>
        </table:table-row>
        <table:table-row table:style-name="ro2">
          <table:table-cell office:value-type="string">
            <text:p>#set</text:p>
          </table:table-cell>
          <table:table-cell office:value-type="string">
            <text:p>cir2</text:p>
          </table:table-cell>
          <table:table-cell office:value-type="string">
            <text:p>curve</text:p>
          </table:table-cell>
          <table:table-cell office:value-type="string">
            <text:p>Heizkreis/ Heizkurve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50">
            <text:p>50</text:p>
          </table:table-cell>
          <table:table-cell office:value-type="string">
            <text:p>B509</text:p>
          </table:table-cell>
          <table:table-cell table:style-name="ce5" office:value-type="float" office:value="5">
            <text:p>05</text:p>
          </table:table-cell>
          <table:table-cell table:style-name="ce7" office:value-type="string">
            <text:p>0E3500</text:p>
          </table:table-cell>
          <table:table-cell table:number-columns-repeated="5" office:value-type="string">
            <text:p>-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at_off</text:p>
          </table:table-cell>
          <table:table-cell office:value-type="string">
            <text:p>Heizkreis/ Aussentemperatur Abschaltgrenze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50">
            <text:p>50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7" office:value-type="string">
            <text:p>0E36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</text:p>
          </table:table-cell>
          <table:table-cell office:value-type="string">
            <text:p>°C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vl_min</text:p>
          </table:table-cell>
          <table:table-cell office:value-type="string">
            <text:p>Heizkreis - minimale Vorlauftemperatur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50">
            <text:p>50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7" office:value-type="string">
            <text:p>0E3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</text:p>
          </table:table-cell>
          <table:table-cell office:value-type="string">
            <text:p>°C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vl_max</text:p>
          </table:table-cell>
          <table:table-cell office:value-type="string">
            <text:p>Heizkreis - maximale Vorlauftemperatur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50">
            <text:p>50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7" office:value-type="string">
            <text:p>0E3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</text:p>
          </table:table-cell>
          <table:table-cell office:value-type="string">
            <text:p>°C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pre_hours</text:p>
          </table:table-cell>
          <table:table-cell office:value-type="string">
            <text:p>Heizkreis - max. Voraufheizung in Stunden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50">
            <text:p>50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7" office:value-type="string">
            <text:p>0E38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cd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estrich</text:p>
          </table:table-cell>
          <table:table-cell office:value-type="string">
            <text:p>Heizkreis Estrichtrocknung Tag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50">
            <text:p>50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3" office:value-type="string">
            <text:p>0E3B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c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4"/>
        </table:table-row>
        <table:table-row table:style-name="ro2">
          <table:table-cell office:value-type="string">
            <text:p>#</text:p>
          </table:table-cell>
          <table:table-cell table:number-columns-repeated="3"/>
          <table:table-cell table:style-name="ce3"/>
          <table:table-cell table:style-name="ce5"/>
          <table:table-cell/>
          <table:table-cell table:style-name="ce5"/>
          <table:table-cell table:style-name="ce3"/>
          <table:table-cell table:number-columns-repeated="9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cooling</text:p>
          </table:table-cell>
          <table:table-cell office:value-type="string">
            <text:p>Kühlbetrieb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50">
            <text:p>50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3" office:value-type="string">
            <text:p>0E8C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c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1=An 2=Aus 3=Auto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cooling_support</text:p>
          </table:table-cell>
          <table:table-cell office:value-type="string">
            <text:p>Kühlbetrieb supported/ für freigegeben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50">
            <text:p>50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7" office:value-type="string">
            <text:p>0E86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cd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cooling_offset_outdoor</text:p>
          </table:table-cell>
          <table:table-cell office:value-type="string">
            <text:p>Kühlung Offset AT-Abschaltgrenze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50">
            <text:p>50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7" office:value-type="string">
            <text:p>0E87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c</text:p>
          </table:table-cell>
          <table:table-cell office:value-type="float" office:value="1">
            <text:p>1</text:p>
          </table:table-cell>
          <table:table-cell office:value-type="string">
            <text:p>°C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locktime_cool&gt;heat</text:p>
          </table:table-cell>
          <table:table-cell office:value-type="string">
            <text:p>Sperrzeit Kuehlung &gt; Heizung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50">
            <text:p>50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7" office:value-type="string">
            <text:p>0E84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cd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locktime_heat&gt;cool</text:p>
          </table:table-cell>
          <table:table-cell office:value-type="string">
            <text:p>Sperrzeit Heizung &gt; Kühlung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50">
            <text:p>50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7" office:value-type="string">
            <text:p>0E85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cd</text:p>
          </table:table-cell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min_diff</text:p>
          </table:table-cell>
          <table:table-cell office:value-type="string">
            <text:p>min Diff VL / RT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50">
            <text:p>50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3" office:value-type="string">
            <text:p>0E8B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c</text:p>
          </table:table-cell>
          <table:table-cell office:value-type="float" office:value="1">
            <text:p>1</text:p>
          </table:table-cell>
          <table:table-cell office:value-type="string">
            <text:p>°C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holiday_cooling</text:p>
          </table:table-cell>
          <table:table-cell office:value-type="string">
            <text:p>Kühlen im Ferienbetrieb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50">
            <text:p>50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7" office:value-type="string">
            <text:p>0E95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cd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2">
          <table:table-cell office:value-type="string">
            <text:p>#</text:p>
          </table:table-cell>
          <table:table-cell table:number-columns-repeated="3"/>
          <table:table-cell table:style-name="ce3"/>
          <table:table-cell table:style-name="ce5"/>
          <table:table-cell/>
          <table:table-cell table:style-name="ce5"/>
          <table:table-cell table:style-name="ce3"/>
          <table:table-cell table:number-columns-repeated="9"/>
        </table:table-row>
        <table:table-row table:style-name="ro2">
          <table:table-cell office:value-type="string">
            <text:p>set</text:p>
          </table:table-cell>
          <table:table-cell office:value-type="string">
            <text:p>cir2</text:p>
          </table:table-cell>
          <table:table-cell office:value-type="string">
            <text:p>heat_pump_pause</text:p>
          </table:table-cell>
          <table:table-cell office:value-type="string">
            <text:p>Heizkreispumpe in Pausen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50">
            <text:p>50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3" office:value-type="string">
            <text:p>0EE1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%</text:p>
          </table:table-cell>
          <table:table-cell table:number-columns-repeated="3"/>
        </table:table-row>
        <table:table-row table:style-name="ro2">
          <table:table-cell office:value-type="string">
            <text:p>#Boiler</text:p>
          </table:table-cell>
          <table:table-cell table:number-columns-repeated="3"/>
          <table:table-cell table:style-name="ce3"/>
          <table:table-cell table:style-name="ce5"/>
          <table:table-cell/>
          <table:table-cell table:style-name="ce5"/>
          <table:table-cell table:style-name="ce3"/>
          <table:table-cell table:number-columns-repeated="9"/>
        </table:table-row>
        <table:table-row table:style-name="ro2">
          <table:table-cell office:value-type="string">
            <text:p>set</text:p>
          </table:table-cell>
          <table:table-cell office:value-type="string">
            <text:p>hw</text:p>
          </table:table-cell>
          <table:table-cell office:value-type="string">
            <text:p>mode</text:p>
          </table:table-cell>
          <table:table-cell office:value-type="string">
            <text:p>WW/ Betriebsmodus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25">
            <text:p>25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3" office:value-type="string">
            <text:p>0E2B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cd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01=Ein 02=Aus 03=Auto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hw</text:p>
          </table:table-cell>
          <table:table-cell office:value-type="string">
            <text:p>temp</text:p>
          </table:table-cell>
          <table:table-cell office:value-type="string">
            <text:p>WW/ Solltemperatur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25">
            <text:p>25</text:p>
          </table:table-cell>
          <table:table-cell office:value-type="string">
            <text:p>B509</text:p>
          </table:table-cell>
          <table:table-cell table:style-name="ce5" office:value-type="float" office:value="5">
            <text:p>05</text:p>
          </table:table-cell>
          <table:table-cell table:style-name="ce7" office:value-type="string">
            <text:p>0E8200</text:p>
          </table:table-cell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office:value-type="float" office:value="1">
            <text:p>1</text:p>
          </table:table-cell>
          <table:table-cell office:value-type="string">
            <text:p>°C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hw</text:p>
          </table:table-cell>
          <table:table-cell office:value-type="string">
            <text:p>min_temp</text:p>
          </table:table-cell>
          <table:table-cell office:value-type="string">
            <text:p>WW/ Min. Temperatur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25">
            <text:p>25</text:p>
          </table:table-cell>
          <table:table-cell office:value-type="string">
            <text:p>B509</text:p>
          </table:table-cell>
          <table:table-cell table:style-name="ce5" office:value-type="float" office:value="5">
            <text:p>05</text:p>
          </table:table-cell>
          <table:table-cell table:style-name="ce7" office:value-type="string">
            <text:p>0E8300</text:p>
          </table:table-cell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office:value-type="string">
            <text:p>d2c</text:p>
          </table:table-cell>
          <table:table-cell office:value-type="float" office:value="1">
            <text:p>1</text:p>
          </table:table-cell>
          <table:table-cell office:value-type="string">
            <text:p>°C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hw</text:p>
          </table:table-cell>
          <table:table-cell office:value-type="string">
            <text:p>legionella_protect</text:p>
          </table:table-cell>
          <table:table-cell office:value-type="string">
            <text:p>WW/ Legionellenschutz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25">
            <text:p>25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7" office:value-type="string">
            <text:p>0E40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cd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00=Aus 01=An</text:p>
          </table:table-cell>
          <table:table-cell table:number-columns-repeated="3"/>
        </table:table-row>
        <table:table-row table:style-name="ro2">
          <table:table-cell office:value-type="string">
            <text:p>set</text:p>
          </table:table-cell>
          <table:table-cell office:value-type="string">
            <text:p>hw</text:p>
          </table:table-cell>
          <table:table-cell office:value-type="string">
            <text:p>legionella_wday</text:p>
          </table:table-cell>
          <table:table-cell office:value-type="string">
            <text:p>WW/ Legionellenschutz Wochentag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25">
            <text:p>25</text:p>
          </table:table-cell>
          <table:table-cell office:value-type="string">
            <text:p>B509</text:p>
          </table:table-cell>
          <table:table-cell table:style-name="ce5" office:value-type="float" office:value="4">
            <text:p>04</text:p>
          </table:table-cell>
          <table:table-cell table:style-name="ce3" office:value-type="string">
            <text:p>0E7C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cd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00=Mo 01=Di 02=Mi 03=Do ... </text:p>
          </table:table-cell>
          <table:table-cell table:number-columns-repeated="3"/>
        </table:table-row>
        <table:table-row table:style-name="ro2">
          <table:table-cell office:value-type="string">
            <text:p>#set</text:p>
          </table:table-cell>
          <table:table-cell office:value-type="string">
            <text:p>hw</text:p>
          </table:table-cell>
          <table:table-cell office:value-type="string">
            <text:p>legionelle_starttime</text:p>
          </table:table-cell>
          <table:table-cell office:value-type="string">
            <text:p>WW/ Legionellenschutz Startzeit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25">
            <text:p>25</text:p>
          </table:table-cell>
          <table:table-cell office:value-type="string">
            <text:p>B509</text:p>
          </table:table-cell>
          <table:table-cell table:style-name="ce5" office:value-type="float" office:value="6">
            <text:p>06</text:p>
          </table:table-cell>
          <table:table-cell table:style-name="ce7" office:value-type="string">
            <text:p>0E6700</text:p>
          </table:table-cell>
          <table:table-cell table:number-columns-repeated="5" office:value-type="string">
            <text:p>-</text:p>
          </table:table-cell>
          <table:table-cell table:number-columns-repeated="4"/>
        </table:table-row>
        <table:table-row table:style-name="ro2">
          <table:table-cell office:value-type="string">
            <text:p>#Shortcuts</text:p>
          </table:table-cell>
          <table:table-cell table:number-columns-repeated="3"/>
          <table:table-cell table:style-name="ce3"/>
          <table:table-cell table:style-name="ce5"/>
          <table:table-cell/>
          <table:table-cell table:style-name="ce5"/>
          <table:table-cell table:style-name="ce3"/>
          <table:table-cell table:number-columns-repeated="9"/>
        </table:table-row>
        <table:table-row table:style-name="ro2">
          <table:table-cell office:value-type="string">
            <text:p>set</text:p>
          </table:table-cell>
          <table:table-cell office:value-type="string">
            <text:p>short</text:p>
          </table:table-cell>
          <table:table-cell office:value-type="string">
            <text:p>cir2_party</text:p>
          </table:table-cell>
          <table:table-cell office:value-type="string">
            <text:p>Quick/ Party-Modus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50">
            <text:p>50</text:p>
          </table:table-cell>
          <table:table-cell office:value-type="string">
            <text:p>B505</text:p>
          </table:table-cell>
          <table:table-cell table:style-name="ce5" office:value-type="float" office:value="2">
            <text:p>02</text:p>
          </table:table-cell>
          <table:table-cell table:style-name="ce3" office:value-type="string">
            <text:p>0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cd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short</text:p>
          </table:table-cell>
          <table:table-cell office:value-type="string">
            <text:p>cir2_rt_day</text:p>
          </table:table-cell>
          <table:table-cell office:value-type="string">
            <text:p>Quick/ Raumsolltemperatur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50">
            <text:p>50</text:p>
          </table:table-cell>
          <table:table-cell office:value-type="string">
            <text:p>B505</text:p>
          </table:table-cell>
          <table:table-cell table:style-name="ce5" office:value-type="float" office:value="2">
            <text:p>02</text:p>
          </table:table-cell>
          <table:table-cell table:style-name="ce5" office:value-type="float" office:value="1">
            <text:p>0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</text:p>
          </table:table-cell>
          <table:table-cell office:value-type="string">
            <text:p>°C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short</text:p>
          </table:table-cell>
          <table:table-cell office:value-type="string">
            <text:p>cir2_mode</text:p>
          </table:table-cell>
          <table:table-cell office:value-type="string">
            <text:p>Quick/ Heizkreis Betriebsmodus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50">
            <text:p>50</text:p>
          </table:table-cell>
          <table:table-cell office:value-type="string">
            <text:p>B505</text:p>
          </table:table-cell>
          <table:table-cell table:number-columns-repeated="2" table:style-name="ce5" office:value-type="float" office:value="2">
            <text:p>0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b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01=Ein 02=Aus 03=Auto 04=Eco 05=Absenken</text:p>
          </table:table-cell>
          <table:table-cell table:number-columns-repeated="3"/>
        </table:table-row>
        <table:table-row table:style-name="ro2">
          <table:table-cell office:value-type="string">
            <text:p>#set</text:p>
          </table:table-cell>
          <table:table-cell office:value-type="string">
            <text:p>short</text:p>
          </table:table-cell>
          <table:table-cell office:value-type="string">
            <text:p>cir2_curve</text:p>
          </table:table-cell>
          <table:table-cell office:value-type="string">
            <text:p>Quick/ Heizkurve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50">
            <text:p>50</text:p>
          </table:table-cell>
          <table:table-cell office:value-type="string">
            <text:p>B505</text:p>
          </table:table-cell>
          <table:table-cell table:style-name="ce5" office:value-type="float" office:value="2">
            <text:p>02</text:p>
          </table:table-cell>
          <table:table-cell table:style-name="ce5" office:value-type="float" office:value="3">
            <text:p>03</text:p>
          </table:table-cell>
          <table:table-cell table:number-columns-repeated="5" office:value-type="string">
            <text:p>-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short</text:p>
          </table:table-cell>
          <table:table-cell office:value-type="string">
            <text:p>party</text:p>
          </table:table-cell>
          <table:table-cell office:value-type="string">
            <text:p>Quick - Partymodus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50">
            <text:p>50</text:p>
          </table:table-cell>
          <table:table-cell office:value-type="string">
            <text:p>B505</text:p>
          </table:table-cell>
          <table:table-cell table:style-name="ce5" office:value-type="float" office:value="2">
            <text:p>02</text:p>
          </table:table-cell>
          <table:table-cell table:style-name="ce5" office:value-type="float" office:value="5">
            <text:p>0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cd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short</text:p>
          </table:table-cell>
          <table:table-cell office:value-type="string">
            <text:p>hw_load</text:p>
          </table:table-cell>
          <table:table-cell office:value-type="string">
            <text:p>Quick - WW Speicherladung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50">
            <text:p>50</text:p>
          </table:table-cell>
          <table:table-cell office:value-type="string">
            <text:p>B505</text:p>
          </table:table-cell>
          <table:table-cell table:style-name="ce5" office:value-type="float" office:value="2">
            <text:p>02</text:p>
          </table:table-cell>
          <table:table-cell table:style-name="ce5" office:value-type="float" office:value="6">
            <text:p>0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cd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office:value-type="string">
            <text:p>short</text:p>
          </table:table-cell>
          <table:table-cell office:value-type="string">
            <text:p>cir2_save</text:p>
          </table:table-cell>
          <table:table-cell office:value-type="string">
            <text:p>Quick/ Sparen bis..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50">
            <text:p>50</text:p>
          </table:table-cell>
          <table:table-cell office:value-type="string">
            <text:p>B505</text:p>
          </table:table-cell>
          <table:table-cell table:style-name="ce5" office:value-type="float" office:value="2">
            <text:p>02</text:p>
          </table:table-cell>
          <table:table-cell table:style-name="ce5" office:value-type="float" office:value="7">
            <text:p>0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1c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21.5 = 21:30 Uhr</text:p>
          </table:table-cell>
          <table:table-cell table:number-columns-repeated="3"/>
        </table:table-row>
        <table:table-row table:style-name="ro2" table:number-rows-repeated="5">
          <table:table-cell table:number-columns-repeated="5"/>
          <table:table-cell table:style-name="ce6"/>
          <table:table-cell table:number-columns-repeated="12"/>
        </table:table-row>
        <table:table-row table:style-name="ro2" table:number-rows-repeated="65439">
          <table:table-cell table:number-columns-repeated="4"/>
          <table:table-cell table:style-name="ce3"/>
          <table:table-cell table:style-name="ce5"/>
          <table:table-cell/>
          <table:table-cell table:style-name="ce5"/>
          <table:table-cell table:style-name="ce3"/>
          <table:table-cell table:number-columns-repeated="9"/>
        </table:table-row>
        <table:table-row table:style-name="ro2" table:number-rows-repeated="983038">
          <table:table-cell table:number-columns-repeated="18"/>
        </table:table-row>
        <table:table-row table:style-name="ro2"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6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0__25__20_-_20_Akzent1" style:display-name="Excel_BuiltIn_20 % - Akz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2" style:display-name="Excel_BuiltIn_20 % - Akz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3" style:display-name="Excel_BuiltIn_20 % - Akz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4" style:display-name="Excel_BuiltIn_20 % - Akz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5" style:display-name="Excel_BuiltIn_20 % - Akz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-_20_Akzent6" style:display-name="Excel_BuiltIn_20 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1" style:display-name="Excel_BuiltIn_40 % - Akz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2" style:display-name="Excel_BuiltIn_40 % - Akz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3" style:display-name="Excel_BuiltIn_40 % - Akz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4" style:display-name="Excel_BuiltIn_40 % - Akz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5" style:display-name="Excel_BuiltIn_40 % - Akz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-_20_Akzent6" style:display-name="Excel_BuiltIn_40 % - Akz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1" style:display-name="Excel_BuiltIn_60 % - Akz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2" style:display-name="Excel_BuiltIn_60 % - Akz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3" style:display-name="Excel_BuiltIn_60 % - Akz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4" style:display-name="Excel_BuiltIn_60 % - Akz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5" style:display-name="Excel_BuiltIn_60 % - 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-_20_Akzent6" style:display-name="Excel_BuiltIn_60 % - Akz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1" style:display-name="Excel_BuiltIn_Akz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2" style:display-name="Excel_BuiltIn_Akz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3" style:display-name="Excel_BuiltIn_Akz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4" style:display-name="Excel_BuiltIn_Akz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5" style:display-name="Excel_BuiltIn_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kzent6" style:display-name="Excel_BuiltIn_Akz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usgabe" style:display-name="Excel_BuiltIn_Ausgab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Berechnung" style:display-name="Excel_BuiltIn_Berechnung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ingabe" style:display-name="Excel_BuiltIn_Eingab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Ergebnis" style:display-name="Excel_BuiltIn_Ergebnis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rklärender_20_Text" style:display-name="Excel_BuiltIn_Erklärender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ut" style:display-name="Excel_BuiltIn_Gu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iz" style:display-name="Excel_BuiltIn_Notiz" style:family="table-cell" style:parent-style-name="Default">
      <style:table-cell-properties fo:background-color="#ffffcc" style:diagonal-bl-tr="none" style:diagonal-tl-br="none" fo:border="0.035cm solid #c0c0c0"/>
    </style:style>
    <style:style style:name="Excel_5f_BuiltIn_5f_Schlecht" style:display-name="Excel_BuiltIn_Schlech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erknüpfte_20_Zelle" style:display-name="Excel_BuiltIn_Verknüpfte Zell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Warnender_20_Text" style:display-name="Excel_BuiltIn_Warnender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Zelle_20_überprüfen" style:display-name="Excel_BuiltIn_Zelle überprüfe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Überschrift" style:display-name="Excel_BuiltIn_Überschrift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Überschrift_20_1" style:display-name="Excel_BuiltIn_Überschrift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Überschrift_20_2" style:display-name="Excel_BuiltIn_Überschrift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Überschrift_20_3" style:display-name="Excel_BuiltIn_Überschrift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Überschrift_20_4" style:display-name="Excel_BuiltIn_Überschrift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2">12.02.2013</text:date>, <text:time>21:26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est" style:display-name="PageStyle_t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date>2013-02-12T20:54:23</dc:date>
    <meta:editing-duration>PT10H6M20S</meta:editing-duration>
    <meta:editing-cycles>12</meta:editing-cycles>
    <dc:creator>Mirko Hirsch</dc:creator>
    <meta:document-statistic meta:table-count="1" meta:cell-count="1150" meta:object-count="0"/>
  </office:meta>
</office:document-meta>
</file>